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c4c7" officeooo:paragraph-rsid="0012c4c7"/>
    </style:style>
    <style:style style:name="P2" style:family="paragraph" style:parent-style-name="Heading_20_1">
      <style:text-properties officeooo:rsid="0012c4c7" officeooo:paragraph-rsid="0012c4c7"/>
    </style:style>
    <style:style style:name="P3" style:family="paragraph" style:parent-style-name="Title">
      <style:text-properties officeooo:rsid="0012c4c7" officeooo:paragraph-rsid="0012c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-Do List</text:p>
      <text:h text:style-name="P2" text:outline-level="1">27/07/2018</text:h>
      <text:p text:style-name="P1">- Add all interact sub classes.</text:p>
      <text:p text:style-name="P1">- Add SFML class</text:p>
      <text:p text:style-name="P1">- Add main class</text:p>
      <text:p text:style-name="P1">- Put all classes into compilation file</text:p>
      <text:p text:style-name="P1">- Debug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8:02:35.447638902</meta:creation-date>
    <dc:date>2018-07-27T18:07:07.531682050</dc:date>
    <meta:editing-duration>PT4M32S</meta:editing-duration>
    <meta:editing-cycles>1</meta:editing-cycles>
    <meta:document-statistic meta:table-count="0" meta:image-count="0" meta:object-count="0" meta:page-count="1" meta:paragraph-count="7" meta:word-count="27" meta:character-count="137" meta:non-whitespace-character-count="117"/>
    <meta:generator>LibreOffice/6.0.3.2$Linux_X86_64 LibreOffice_project/00m0$Build-2</meta:generator>
  </office:meta>
</office:document-meta>
</file>